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tácora</text:p>
      <text:p text:style-name="Standard">Lunes 21 de octubre del 2013</text:p>
      <text:p text:style-name="Standard">Hora inicio: 10:30 <text:span text:style-name="T1">a.m.</text:span></text:p>
      <text:p text:style-name="Standard">Hora finalización: 3:20 p.m.</text:p>
      <text:p text:style-name="Standard">Se inicio el menú del juego, hubieron problemas al no saber que el input se tomaba como un string, pero se logró encontrar el error y se prosiguió con la realización del menú, el cual está prácticamente finalizado con sus respectivas restricciones.</text:p>
      <text:p text:style-name="Standard"/>
      <text:p text:style-name="Standard">Martes 22 de octubre del 2013</text:p>
      <text:p text:style-name="Standard">Hora inicio: 9:15 a.m.</text:p>
      <text:p text:style-name="Standard">Se continuó con la creación de las matrices, hay problemas tratando de definir la manera en la que el jugador ingresará la posición que desea manipular.</text:p>
      <text:p text:style-name="Standard"/>
      <text:p text:style-name="Standard">Miércoles 23 de octubre del 2013</text:p>
      <text:p text:style-name="Standard">Hora de inicio: 4:30 p.m.</text:p>
      <text:p text:style-name="Standard">Hora finalización: 9:30 p.m.</text:p>
      <text:p text:style-name="Standard">Se siguió buscando la manera en la cual sería posible lograr introducir los datos para escoger la posición en la cual se insertarían las rayas verticales y horizontales para crear los cuadrados. Se encontró una posible formula, esta consiste en tomar la coordenada del primer punto, sumarla con la del segundo punto y dividir entre dos. De esta manera es posible insertar las dos rayas posibles en sus debidas posiciones.</text:p>
      <text:p text:style-name="Standard"/>
      <text:p text:style-name="Standard">Jueves 24 de octubre del 2013</text:p>
      <text:p text:style-name="Standard">Hora de inicio: 9:30 a.m.</text:p>
      <text:p text:style-name="Standard">Hora finalización: 2:40 p.m.</text:p>
      <text:p text:style-name="Standard">Se busco otra formula ya que la implementada inicialmente no funcionaba bien. Se encontró un error a la hora de rayar, ya que las lineas no entraban en el lugar indicado.</text:p>
      <text:p text:style-name="Standard"><text:s/>Se solucionó añadiendo algunos incrementos al resultado donde quedarían las rayas para de esa manera compensar los problemas de identación que se presentaban dentro de las matrices<text:span text:style-name="T2">.</text:span></text:p>
      <text:p text:style-name="Standard"><text:span text:style-name="T2"/></text:p>
      <text:p text:style-name="P1">Viernes 25 de octubre del 2013</text:p>
      <text:p text:style-name="P1">Hora de inicio: 4:30 p.m.</text:p>
      <text:p text:style-name="P1">Hora de finalización: 9:00 p.m.</text:p>
      <text:p text:style-name="P1">Se inició la búsqueda de una manera con la cual poder cerrar los cuadros y detectar que este esta cerrado.</text:p>
      <text:p text:style-name="P1">Se encontró una manera, hacer verificaciones para las lineas horizontales que verificaran si arriba y abajo se formaban cuadros haciéndolo por medio de incrementos o decrementos de la posición actual en la que se encontraba la linea que se había insertado.</text:p>
      <text:p text:style-name="P1"/>
      <text:p text:style-name="P1">Sábado 26 de octubre del 2013</text:p>
      <text:p text:style-name="P1">Hora de inicio: 9:00 a.m.</text:p>
      <text:p text:style-name="P1">Hora de finalización: 5:00 p.m.</text:p>
      <text:p text:style-name="P1">Se continuó buscando cómo sumar los puntos y saber como finalizar la partida.</text:p>
      <text:p text:style-name="P1">Se sacó como hipótesis que se podía <text:s/>llevarse un contador de los puntos e irlos contando hasta que la suma de todo diera igual a la cantidad de cuadros posibles por rellenar dentro de la matriz.</text:p>
      <text:p text:style-name="P1">Se logró hacer el contador.</text:p>
      <text:p text:style-name="P1">Se siguió con la implementación de las demás matrices.</text:p>
      <text:p text:style-name="P1">Hubieron problemas a la hora de intentar implementar la formula a esta matrices, ya que no funcionaban los incrementos que se establecieron inicialmente en la matriz pequeña.</text:p>
      <text:p text:style-name="P1"><text:soft-page-break/></text:p>
      <text:p text:style-name="P1">Se continuó enfocándose en la matriz pequeña.</text:p>
      <text:p text:style-name="P1"/>
      <text:p text:style-name="P1">Domingo 27 de octubre del 2013</text:p>
      <text:p text:style-name="P1">Hora de inicio: 9:00 a.m.</text:p>
      <text:p text:style-name="P1">Hora de finalización: 12:00 p.m.</text:p>
      <text:p text:style-name="P1">Se continuó con la finalización de la matriz pequeña y se logró hacer que funcionaran las partidas pero sin restricciones.</text:p>
      <text:p text:style-name="P1"/>
      <text:p text:style-name="P1">Lunes 28 de octubre del 2013</text:p>
      <text:p text:style-name="P1">Hora de inicio: 9:00 a.m.</text:p>
      <text:p text:style-name="P1">Hora de finalización: 3:00 p.m.</text:p>
      <text:p text:style-name="P1">Se siguieron buscando maneras de hacer restricciones dentro de la matriz pequeña</text:p>
      <text:p text:style-name="P1">Se logró hacer que la matriz pequeña funcionara de manera satisfactoria y se inició con la implementación de la matriz mediana.</text:p>
      <text:p text:style-name="P1"/>
      <text:p text:style-name="P1">Martes 29 de octubre del 2013</text:p>
      <text:p text:style-name="P1">Hora de inicio: 9:30 a.m.</text:p>
      <text:p text:style-name="P1">Hora de finalización: 1:00 p.m.</text:p>
      <text:p text:style-name="P1">Se siguió implementando la matriz mediana</text:p>
      <text:p text:style-name="P1">hubieron muchos problemas ya que no funcionaba la formula.</text:p>
      <text:p text:style-name="P1">Se logro implementarla cambiando los registros de 8 bits a 32 bits porque los numeros eran muy grandes para introducirlos en ellos.</text:p>
      <text:p text:style-name="P1">No se logro implementar la matriz gran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</meta:initial-creator>
    <meta:creation-date>2013-10-22T09:30:47</meta:creation-date>
    <dc:date>2013-10-29T23:53:46</dc:date>
    <dc:creator>Steven </dc:creator>
    <meta:editing-duration>PT1H57M1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2" meta:paragraph-count="47" meta:word-count="586" meta:character-count="3439" meta:non-whitespace-character-count="2897"/>
  </office:meta>
</office:document-meta>
</file>